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quals.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toStringWithTyp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getWan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matches( Object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quals.typeMatches( Objec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Equals( Object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quals.describ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